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364" officeooo:paragraph-rsid="001bd364"/>
    </style:style>
    <style:style style:name="gr1" style:family="graphic" style:parent-style-name="Frame">
      <style:graphic-properties draw:textarea-horizontal-align="justify" draw:textarea-vertical-align="middle" draw:auto-grow-height="false" fo:min-height="3.496cm" fo:min-width="5.65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MyRoundedRectangle" draw:style-name="gr1" svg:width="6.033cm" svg:height="3.874cm" svg:x="1.82cm" svg:y="0.63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ext in p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4-10-05T20:52:07.733000000</meta:creation-date>
    <dc:date>2014-10-05T21:54:40.431000000</dc:date>
    <dc:creator>Regina Henschel</dc:creator>
    <meta:editing-duration>PT18M2S</meta:editing-duration>
    <meta:editing-cycles>2</meta:editing-cycles>
    <meta:generator>LibreOfficeDev/4.4.0.0.alpha0$Windows_x86 LibreOffice_project/86a3fe47a66950e26d23d7d7f2680fa7d4fb0839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